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6472in"/>
    </style:style>
    <style:style style:name="co4" style:family="table-column">
      <style:table-column-properties fo:break-before="auto" style:column-width="1.6898in"/>
    </style:style>
    <style:style style:name="co5" style:family="table-column">
      <style:table-column-properties fo:break-before="auto" style:column-width="3.3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2" office:value-type="string">
            <text:p>PROBLEMS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OMMENTS</text:p>
          </table:table-cell>
        </table:table-row>
        <table:table-row table:style-name="ro2">
          <table:table-cell table:style-name="ce3"/>
          <table:table-cell table:style-name="ce6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stl/compute-the-intersection-of-two-sets">Compute the multiples of two integers in a range</text:a> </text:p>
          </table:table-cell>
          <table:table-cell table:style-name="ce7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stl/find-a-missing-number-in-a-list">Find a missing number in a list</text:a> </text:p>
          </table:table-cell>
          <table:table-cell table:style-name="ce7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stl/find-a-missing-number-in-an-array">Find a missing number in an array</text:a> </text:p>
          </table:table-cell>
          <table:table-cell table:style-name="ce7"/>
          <table:table-cell/>
        </table:table-row>
        <table:table-row table:style-name="ro2">
          <table:table-cell table:style-name="ce4" office:value-type="string">
            <text:p><text:a xlink:href="https://sites.google.com/site/spaceofjameschen/home/stl/find-all-pair-of-number-in-array-which-sum-to-a-specified-value">Find all pair of number in array which sum to a specified value[Method 2]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tl/find-anagrams-in-a-dictionary">Find anagrams of a specified word in a dictionary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tl/find-common-strings-in-two-lists">Find common strings in two lists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tl/find-dictionary-order----google">Find dictionary order -- Google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tl/find-pairs-equal-zero----paypal">Find pairs equal zero -- Paypal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tl/find-the-first-nonrepeated-character">Find the first nonrepeated character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tl/giventwounorderedlistfindthegreatestcommoninteger--amazon">Find the greatest common integer in two unsorted arrays -- Amazon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tl/find-the-major-number">Find the major number [Hash map] -- Amazon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tl/find-the-number-of-couples-with-the-same-difference">Find the number of couples with the same difference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tl/find-ways-to-stack-four-cubes">Find ways to stack four cubes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tl/generate-numbers-from-2-i-3-j-5-k-7-l-in-sorted-order-stl----google">Generate numbers from 2^i * 3^j * 5^k * 7^l in sorted order[STL] -- Google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tl/generate-the-maximum-number-using-the-digits-in-the-array-such-that-it-is-divisible-by-2-3-and-5">Generate the maximum number using the digits in the array such that it is divisible by 2, 3 and 5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tl/print-all-the-sub-sets-of-the-array-which-have-sum-k----amazon">Print all the sub sets of the array which have sum &gt;=k -- Amazon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tl/print-ordered-chars-with-specified-format">Print ordered chars with specified format -- Google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tl/print-truth-table">Print truth table -- Microsoft (Non-recursive) -- Method 2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tl/remove-specified-characters">Remove specified characters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tl/set-cover">Set cover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tl/truth-table-implementation-microsoft">Truth Table implementation -- Microsoft - non-recursive -- Method 3</text:a> </text:p>
          </table:table-cell>
          <table:table-cell table:number-columns-repeated="2"/>
        </table:table-row>
        <table:table-row table:style-name="ro2" table:number-rows-repeated="17">
          <table:table-cell table:style-name="ce4"/>
          <table:table-cell table:number-columns-repeated="2"/>
        </table:table-row>
        <table:table-row table:style-name="ro2" table:number-rows-repeated="104853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</meta:initial-creator>
    <meta:creation-date>2012-11-19T18:06:14</meta:creation-date>
    <dc:date>2013-09-07T17:01:35</dc:date>
    <dc:creator>tejas </dc:creator>
    <meta:editing-duration>PT11M23S</meta:editing-duration>
    <meta:editing-cycles>12</meta:editing-cycles>
    <meta:generator>LibreOffice/3.5$Linux_x86 LibreOffice_project/350m1$Build-202</meta:generator>
    <meta:document-statistic meta:table-count="3" meta:cell-count="24" meta:object-count="0"/>
  </office:meta>
</office:document-meta>
</file>